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2"/>
    <style:style style:name="ce3" style:family="table-cell" style:parent-style-name="Default" style:data-style-name="N37"/>
    <style:style style:name="ce4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366.92pt" svg:x="403.91pt" svg:y="121.01pt">
            <loext:p draw:notify-on-update-of-ranges="Sheet1.B6:Sheet1.B42 Sheet1.C6:Sheet1.C42 Sheet1.D6:Sheet1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1" table:number-columns-repeated="11" table:default-cell-style-name="Default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adcsumsquares</text:p>
          </table:table-cell>
          <table:table-cell table:style-name="Default"/>
          <table:table-cell table:style-name="ce3" office:value-type="date" office:date-value="2023-11-12" calcext:value-type="date">
            <text:p>11/12/23</text:p>
          </table:table-cell>
          <table:table-cell table:style-name="Default"/>
          <table:table-cell table:number-columns-repeated="11"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(A + B * sin(x))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“X”</text:p>
          </table:table-cell>
          <table:table-cell table:style-name="ce1" office:value-type="string" calcext:value-type="string">
            <text:p>“B”</text:p>
          </table:table-cell>
          <table:table-cell table:style-name="ce1" office:value-type="string" calcext:value-type="string">
            <text:p>“A”</text:p>
          </table:table-cell>
          <table:table-cell table:style-name="Default"/>
          <table:table-cell table:number-columns-repeated="11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11"/>
          <table:table-cell table:style-name="Default" office:value-type="string" calcext:value-type="string">
            <text:p>“2*A*B*sin(x)”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B * sin</text:p>
          </table:table-cell>
          <table:table-cell table:style-name="ce1" office:value-type="string" calcext:value-type="string">
            <text:p>(B* sin + A)^2</text:p>
          </table:table-cell>
          <table:table-cell table:style-name="ce1" office:value-type="string" calcext:value-type="string">
            <text:p>Bsin * Bsin</text:p>
          </table:table-cell>
          <table:table-cell table:number-columns-repeated="10"/>
          <table:table-cell table:style-name="ce1" office:value-type="string" calcext:value-type="string">
            <text:p>A^2</text:p>
          </table:table-cell>
          <table:table-cell table:style-name="ce1" office:value-type="string" calcext:value-type="string">
            <text:p>middle term</text:p>
          </table:table-cell>
          <table:table-cell table:style-name="ce1" office:value-type="string" calcext:value-type="string">
            <text:p>sin^2(x)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4]*SIN([.A6]*PI()/180)" office:value-type="float" office:value="0" calcext:value-type="float">
            <text:p>0.000000</text:p>
          </table:table-cell>
          <table:table-cell table:formula="of:=([.B6]+[.C$4])*([.B6]+[.C$4])" office:value-type="float" office:value="1" calcext:value-type="float">
            <text:p>1.00000</text:p>
          </table:table-cell>
          <table:table-cell table:formula="of:=[.B6]*[.B6]" office:value-type="float" office:value="0" calcext:value-type="float">
            <text:p>0.00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6]" office:value-type="float" office:value="0" calcext:value-type="float">
            <text:p>0.00000</text:p>
          </table:table-cell>
          <table:table-cell table:formula="of:=([.B$4]*[.B$4])*[.B6]*[.B6]" office:value-type="float" office:value="0" calcext:value-type="float">
            <text:p>0.00000</text:p>
          </table:table-cell>
          <table:table-cell table:formula="of:=[.Q6]+[.P6]+[.O6]" office:value-type="float" office:value="1" calcext:value-type="float">
            <text:p>1.00000</text:p>
          </table:table-cell>
        </table:table-row>
        <table:table-row table:style-name="ro1">
          <table:table-cell table:formula="of:=[.A6]+[.A$4]" office:value-type="float" office:value="10" calcext:value-type="float">
            <text:p>10</text:p>
          </table:table-cell>
          <table:table-cell table:formula="of:=[.B$4]*SIN([.A7]*PI()/180)" office:value-type="float" office:value="0.17364817766693" calcext:value-type="float">
            <text:p>0.173648</text:p>
          </table:table-cell>
          <table:table-cell table:formula="of:=([.B7]+[.C$4])*([.B7]+[.C$4])" office:value-type="float" office:value="1.37745004494091" calcext:value-type="float">
            <text:p>1.37745</text:p>
          </table:table-cell>
          <table:table-cell table:formula="of:=[.B7]*[.B7]" office:value-type="float" office:value="0.0301536896070458" calcext:value-type="float">
            <text:p>0.03015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7]" office:value-type="float" office:value="0.347296355333861" calcext:value-type="float">
            <text:p>0.34730</text:p>
          </table:table-cell>
          <table:table-cell table:formula="of:=[.D7]" office:value-type="float" office:value="0.0301536896070458" calcext:value-type="float">
            <text:p>0.03015</text:p>
          </table:table-cell>
          <table:table-cell table:formula="of:=[.Q7]+[.P7]+[.O7]" office:value-type="float" office:value="1.37745004494091" calcext:value-type="float">
            <text:p>1.37745</text:p>
          </table:table-cell>
        </table:table-row>
        <table:table-row table:style-name="ro1">
          <table:table-cell table:formula="of:=[.A7]+[.A$4]" office:value-type="float" office:value="20" calcext:value-type="float">
            <text:p>20</text:p>
          </table:table-cell>
          <table:table-cell table:formula="of:=[.B$4]*SIN([.A8]*PI()/180)" office:value-type="float" office:value="0.342020143325669" calcext:value-type="float">
            <text:p>0.342020</text:p>
          </table:table-cell>
          <table:table-cell table:formula="of:=([.B8]+[.C$4])*([.B8]+[.C$4])" office:value-type="float" office:value="1.80101806509185" calcext:value-type="float">
            <text:p>1.80102</text:p>
          </table:table-cell>
          <table:table-cell table:formula="of:=[.B8]*[.B8]" office:value-type="float" office:value="0.116977778440511" calcext:value-type="float">
            <text:p>0.11698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8]" office:value-type="float" office:value="0.684040286651337" calcext:value-type="float">
            <text:p>0.68404</text:p>
          </table:table-cell>
          <table:table-cell table:formula="of:=[.D8]" office:value-type="float" office:value="0.116977778440511" calcext:value-type="float">
            <text:p>0.11698</text:p>
          </table:table-cell>
          <table:table-cell table:formula="of:=[.Q8]+[.P8]+[.O8]" office:value-type="float" office:value="1.80101806509185" calcext:value-type="float">
            <text:p>1.80102</text:p>
          </table:table-cell>
        </table:table-row>
        <table:table-row table:style-name="ro1">
          <table:table-cell table:formula="of:=[.A8]+[.A$4]" office:value-type="float" office:value="30" calcext:value-type="float">
            <text:p>30</text:p>
          </table:table-cell>
          <table:table-cell table:formula="of:=[.B$4]*SIN([.A9]*PI()/180)" office:value-type="float" office:value="0.5" calcext:value-type="float">
            <text:p>0.500000</text:p>
          </table:table-cell>
          <table:table-cell table:formula="of:=([.B9]+[.C$4])*([.B9]+[.C$4])" office:value-type="float" office:value="2.25" calcext:value-type="float">
            <text:p>2.25000</text:p>
          </table:table-cell>
          <table:table-cell table:formula="of:=[.B9]*[.B9]" office:value-type="float" office:value="0.25" calcext:value-type="float">
            <text:p>0.25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9]" office:value-type="float" office:value="1" calcext:value-type="float">
            <text:p>1.00000</text:p>
          </table:table-cell>
          <table:table-cell table:formula="of:=[.D9]" office:value-type="float" office:value="0.25" calcext:value-type="float">
            <text:p>0.25000</text:p>
          </table:table-cell>
          <table:table-cell table:formula="of:=[.Q9]+[.P9]+[.O9]" office:value-type="float" office:value="2.25" calcext:value-type="float">
            <text:p>2.25000</text:p>
          </table:table-cell>
        </table:table-row>
        <table:table-row table:style-name="ro1">
          <table:table-cell table:formula="of:=[.A9]+[.A$4]" office:value-type="float" office:value="40" calcext:value-type="float">
            <text:p>40</text:p>
          </table:table-cell>
          <table:table-cell table:formula="of:=[.B$4]*SIN([.A10]*PI()/180)" office:value-type="float" office:value="0.642787609686539" calcext:value-type="float">
            <text:p>0.642788</text:p>
          </table:table-cell>
          <table:table-cell table:formula="of:=([.B10]+[.C$4])*([.B10]+[.C$4])" office:value-type="float" office:value="2.69875113053961" calcext:value-type="float">
            <text:p>2.69875</text:p>
          </table:table-cell>
          <table:table-cell table:formula="of:=[.B10]*[.B10]" office:value-type="float" office:value="0.413175911166535" calcext:value-type="float">
            <text:p>0.41318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0]" office:value-type="float" office:value="1.28557521937308" calcext:value-type="float">
            <text:p>1.28558</text:p>
          </table:table-cell>
          <table:table-cell table:formula="of:=[.D10]" office:value-type="float" office:value="0.413175911166535" calcext:value-type="float">
            <text:p>0.41318</text:p>
          </table:table-cell>
          <table:table-cell table:formula="of:=[.Q10]+[.P10]+[.O10]" office:value-type="float" office:value="2.69875113053961" calcext:value-type="float">
            <text:p>2.69875</text:p>
          </table:table-cell>
        </table:table-row>
        <table:table-row table:style-name="ro1">
          <table:table-cell table:formula="of:=[.A10]+[.A$4]" office:value-type="float" office:value="50" calcext:value-type="float">
            <text:p>50</text:p>
          </table:table-cell>
          <table:table-cell table:formula="of:=[.B$4]*SIN([.A11]*PI()/180)" office:value-type="float" office:value="0.766044443118978" calcext:value-type="float">
            <text:p>0.766044</text:p>
          </table:table-cell>
          <table:table-cell table:formula="of:=([.B11]+[.C$4])*([.B11]+[.C$4])" office:value-type="float" office:value="3.11891297507142" calcext:value-type="float">
            <text:p>3.11891</text:p>
          </table:table-cell>
          <table:table-cell table:formula="of:=[.B11]*[.B11]" office:value-type="float" office:value="0.586824088833465" calcext:value-type="float">
            <text:p>0.58682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1]" office:value-type="float" office:value="1.53208888623796" calcext:value-type="float">
            <text:p>1.53209</text:p>
          </table:table-cell>
          <table:table-cell table:formula="of:=[.D11]" office:value-type="float" office:value="0.586824088833465" calcext:value-type="float">
            <text:p>0.58682</text:p>
          </table:table-cell>
          <table:table-cell table:formula="of:=[.Q11]+[.P11]+[.O11]" office:value-type="float" office:value="3.11891297507142" calcext:value-type="float">
            <text:p>3.11891</text:p>
          </table:table-cell>
        </table:table-row>
        <table:table-row table:style-name="ro1">
          <table:table-cell table:formula="of:=[.A11]+[.A$4]" office:value-type="float" office:value="60" calcext:value-type="float">
            <text:p>60</text:p>
          </table:table-cell>
          <table:table-cell table:formula="of:=[.B$4]*SIN([.A12]*PI()/180)" office:value-type="float" office:value="0.866025403784439" calcext:value-type="float">
            <text:p>0.866025</text:p>
          </table:table-cell>
          <table:table-cell table:formula="of:=([.B12]+[.C$4])*([.B12]+[.C$4])" office:value-type="float" office:value="3.48205080756888" calcext:value-type="float">
            <text:p>3.48205</text:p>
          </table:table-cell>
          <table:table-cell table:formula="of:=[.B12]*[.B12]" office:value-type="float" office:value="0.75" calcext:value-type="float">
            <text:p>0.75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2]" office:value-type="float" office:value="1.73205080756888" calcext:value-type="float">
            <text:p>1.73205</text:p>
          </table:table-cell>
          <table:table-cell table:formula="of:=[.D12]" office:value-type="float" office:value="0.75" calcext:value-type="float">
            <text:p>0.75000</text:p>
          </table:table-cell>
          <table:table-cell table:formula="of:=[.Q12]+[.P12]+[.O12]" office:value-type="float" office:value="3.48205080756888" calcext:value-type="float">
            <text:p>3.48205</text:p>
          </table:table-cell>
        </table:table-row>
        <table:table-row table:style-name="ro1">
          <table:table-cell table:formula="of:=[.A12]+[.A$4]" office:value-type="float" office:value="70" calcext:value-type="float">
            <text:p>70</text:p>
          </table:table-cell>
          <table:table-cell table:formula="of:=[.B$4]*SIN([.A13]*PI()/180)" office:value-type="float" office:value="0.939692620785908" calcext:value-type="float">
            <text:p>0.939693</text:p>
          </table:table-cell>
          <table:table-cell table:formula="of:=([.B13]+[.C$4])*([.B13]+[.C$4])" office:value-type="float" office:value="3.76240746313131" calcext:value-type="float">
            <text:p>3.76241</text:p>
          </table:table-cell>
          <table:table-cell table:formula="of:=[.B13]*[.B13]" office:value-type="float" office:value="0.883022221559489" calcext:value-type="float">
            <text:p>0.88302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3]" office:value-type="float" office:value="1.87938524157182" calcext:value-type="float">
            <text:p>1.87939</text:p>
          </table:table-cell>
          <table:table-cell table:formula="of:=[.D13]" office:value-type="float" office:value="0.883022221559489" calcext:value-type="float">
            <text:p>0.88302</text:p>
          </table:table-cell>
          <table:table-cell table:formula="of:=[.Q13]+[.P13]+[.O13]" office:value-type="float" office:value="3.76240746313131" calcext:value-type="float">
            <text:p>3.76241</text:p>
          </table:table-cell>
        </table:table-row>
        <table:table-row table:style-name="ro1">
          <table:table-cell table:formula="of:=[.A13]+[.A$4]" office:value-type="float" office:value="80" calcext:value-type="float">
            <text:p>80</text:p>
          </table:table-cell>
          <table:table-cell table:formula="of:=[.B$4]*SIN([.A14]*PI()/180)" office:value-type="float" office:value="0.984807753012208" calcext:value-type="float">
            <text:p>0.984808</text:p>
          </table:table-cell>
          <table:table-cell table:formula="of:=([.B14]+[.C$4])*([.B14]+[.C$4])" office:value-type="float" office:value="3.93946181641737" calcext:value-type="float">
            <text:p>3.93946</text:p>
          </table:table-cell>
          <table:table-cell table:formula="of:=[.B14]*[.B14]" office:value-type="float" office:value="0.969846310392954" calcext:value-type="float">
            <text:p>0.96985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4]" office:value-type="float" office:value="1.96961550602442" calcext:value-type="float">
            <text:p>1.96962</text:p>
          </table:table-cell>
          <table:table-cell table:formula="of:=[.D14]" office:value-type="float" office:value="0.969846310392954" calcext:value-type="float">
            <text:p>0.96985</text:p>
          </table:table-cell>
          <table:table-cell table:formula="of:=[.Q14]+[.P14]+[.O14]" office:value-type="float" office:value="3.93946181641737" calcext:value-type="float">
            <text:p>3.93946</text:p>
          </table:table-cell>
        </table:table-row>
        <table:table-row table:style-name="ro1">
          <table:table-cell table:formula="of:=[.A14]+[.A$4]" office:value-type="float" office:value="90" calcext:value-type="float">
            <text:p>90</text:p>
          </table:table-cell>
          <table:table-cell table:formula="of:=[.B$4]*SIN([.A15]*PI()/180)" office:value-type="float" office:value="1" calcext:value-type="float">
            <text:p>1.000000</text:p>
          </table:table-cell>
          <table:table-cell table:formula="of:=([.B15]+[.C$4])*([.B15]+[.C$4])" office:value-type="float" office:value="4" calcext:value-type="float">
            <text:p>4.00000</text:p>
          </table:table-cell>
          <table:table-cell table:formula="of:=[.B15]*[.B15]" office:value-type="float" office:value="1" calcext:value-type="float">
            <text:p>1.00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5]" office:value-type="float" office:value="2" calcext:value-type="float">
            <text:p>2.00000</text:p>
          </table:table-cell>
          <table:table-cell table:formula="of:=[.D15]" office:value-type="float" office:value="1" calcext:value-type="float">
            <text:p>1.00000</text:p>
          </table:table-cell>
          <table:table-cell table:formula="of:=[.Q15]+[.P15]+[.O15]" office:value-type="float" office:value="4" calcext:value-type="float">
            <text:p>4.00000</text:p>
          </table:table-cell>
        </table:table-row>
        <table:table-row table:style-name="ro1">
          <table:table-cell table:formula="of:=[.A15]+[.A$4]" office:value-type="float" office:value="100" calcext:value-type="float">
            <text:p>100</text:p>
          </table:table-cell>
          <table:table-cell table:formula="of:=[.B$4]*SIN([.A16]*PI()/180)" office:value-type="float" office:value="0.984807753012208" calcext:value-type="float">
            <text:p>0.984808</text:p>
          </table:table-cell>
          <table:table-cell table:formula="of:=([.B16]+[.C$4])*([.B16]+[.C$4])" office:value-type="float" office:value="3.93946181641737" calcext:value-type="float">
            <text:p>3.93946</text:p>
          </table:table-cell>
          <table:table-cell table:formula="of:=[.B16]*[.B16]" office:value-type="float" office:value="0.969846310392954" calcext:value-type="float">
            <text:p>0.96985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6]" office:value-type="float" office:value="1.96961550602442" calcext:value-type="float">
            <text:p>1.96962</text:p>
          </table:table-cell>
          <table:table-cell table:formula="of:=[.D16]" office:value-type="float" office:value="0.969846310392954" calcext:value-type="float">
            <text:p>0.96985</text:p>
          </table:table-cell>
          <table:table-cell table:formula="of:=[.Q16]+[.P16]+[.O16]" office:value-type="float" office:value="3.93946181641737" calcext:value-type="float">
            <text:p>3.93946</text:p>
          </table:table-cell>
        </table:table-row>
        <table:table-row table:style-name="ro1">
          <table:table-cell table:formula="of:=[.A16]+[.A$4]" office:value-type="float" office:value="110" calcext:value-type="float">
            <text:p>110</text:p>
          </table:table-cell>
          <table:table-cell table:formula="of:=[.B$4]*SIN([.A17]*PI()/180)" office:value-type="float" office:value="0.939692620785908" calcext:value-type="float">
            <text:p>0.939693</text:p>
          </table:table-cell>
          <table:table-cell table:formula="of:=([.B17]+[.C$4])*([.B17]+[.C$4])" office:value-type="float" office:value="3.76240746313131" calcext:value-type="float">
            <text:p>3.76241</text:p>
          </table:table-cell>
          <table:table-cell table:formula="of:=[.B17]*[.B17]" office:value-type="float" office:value="0.883022221559489" calcext:value-type="float">
            <text:p>0.88302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7]" office:value-type="float" office:value="1.87938524157182" calcext:value-type="float">
            <text:p>1.87939</text:p>
          </table:table-cell>
          <table:table-cell table:formula="of:=[.D17]" office:value-type="float" office:value="0.883022221559489" calcext:value-type="float">
            <text:p>0.88302</text:p>
          </table:table-cell>
          <table:table-cell table:formula="of:=[.Q17]+[.P17]+[.O17]" office:value-type="float" office:value="3.76240746313131" calcext:value-type="float">
            <text:p>3.76241</text:p>
          </table:table-cell>
        </table:table-row>
        <table:table-row table:style-name="ro1">
          <table:table-cell table:formula="of:=[.A17]+[.A$4]" office:value-type="float" office:value="120" calcext:value-type="float">
            <text:p>120</text:p>
          </table:table-cell>
          <table:table-cell table:formula="of:=[.B$4]*SIN([.A18]*PI()/180)" office:value-type="float" office:value="0.866025403784439" calcext:value-type="float">
            <text:p>0.866025</text:p>
          </table:table-cell>
          <table:table-cell table:formula="of:=([.B18]+[.C$4])*([.B18]+[.C$4])" office:value-type="float" office:value="3.48205080756888" calcext:value-type="float">
            <text:p>3.48205</text:p>
          </table:table-cell>
          <table:table-cell table:formula="of:=[.B18]*[.B18]" office:value-type="float" office:value="0.75" calcext:value-type="float">
            <text:p>0.75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8]" office:value-type="float" office:value="1.73205080756888" calcext:value-type="float">
            <text:p>1.73205</text:p>
          </table:table-cell>
          <table:table-cell table:formula="of:=[.D18]" office:value-type="float" office:value="0.75" calcext:value-type="float">
            <text:p>0.75000</text:p>
          </table:table-cell>
          <table:table-cell table:formula="of:=[.Q18]+[.P18]+[.O18]" office:value-type="float" office:value="3.48205080756888" calcext:value-type="float">
            <text:p>3.48205</text:p>
          </table:table-cell>
        </table:table-row>
        <table:table-row table:style-name="ro1">
          <table:table-cell table:formula="of:=[.A18]+[.A$4]" office:value-type="float" office:value="130" calcext:value-type="float">
            <text:p>130</text:p>
          </table:table-cell>
          <table:table-cell table:formula="of:=[.B$4]*SIN([.A19]*PI()/180)" office:value-type="float" office:value="0.766044443118978" calcext:value-type="float">
            <text:p>0.766044</text:p>
          </table:table-cell>
          <table:table-cell table:formula="of:=([.B19]+[.C$4])*([.B19]+[.C$4])" office:value-type="float" office:value="3.11891297507142" calcext:value-type="float">
            <text:p>3.11891</text:p>
          </table:table-cell>
          <table:table-cell table:formula="of:=[.B19]*[.B19]" office:value-type="float" office:value="0.586824088833465" calcext:value-type="float">
            <text:p>0.58682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19]" office:value-type="float" office:value="1.53208888623796" calcext:value-type="float">
            <text:p>1.53209</text:p>
          </table:table-cell>
          <table:table-cell table:formula="of:=[.D19]" office:value-type="float" office:value="0.586824088833465" calcext:value-type="float">
            <text:p>0.58682</text:p>
          </table:table-cell>
          <table:table-cell table:formula="of:=[.Q19]+[.P19]+[.O19]" office:value-type="float" office:value="3.11891297507142" calcext:value-type="float">
            <text:p>3.11891</text:p>
          </table:table-cell>
        </table:table-row>
        <table:table-row table:style-name="ro1">
          <table:table-cell table:formula="of:=[.A19]+[.A$4]" office:value-type="float" office:value="140" calcext:value-type="float">
            <text:p>140</text:p>
          </table:table-cell>
          <table:table-cell table:formula="of:=[.B$4]*SIN([.A20]*PI()/180)" office:value-type="float" office:value="0.642787609686539" calcext:value-type="float">
            <text:p>0.642788</text:p>
          </table:table-cell>
          <table:table-cell table:formula="of:=([.B20]+[.C$4])*([.B20]+[.C$4])" office:value-type="float" office:value="2.69875113053961" calcext:value-type="float">
            <text:p>2.69875</text:p>
          </table:table-cell>
          <table:table-cell table:formula="of:=[.B20]*[.B20]" office:value-type="float" office:value="0.413175911166535" calcext:value-type="float">
            <text:p>0.41318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0]" office:value-type="float" office:value="1.28557521937308" calcext:value-type="float">
            <text:p>1.28558</text:p>
          </table:table-cell>
          <table:table-cell table:formula="of:=[.D20]" office:value-type="float" office:value="0.413175911166535" calcext:value-type="float">
            <text:p>0.41318</text:p>
          </table:table-cell>
          <table:table-cell table:formula="of:=[.Q20]+[.P20]+[.O20]" office:value-type="float" office:value="2.69875113053961" calcext:value-type="float">
            <text:p>2.69875</text:p>
          </table:table-cell>
        </table:table-row>
        <table:table-row table:style-name="ro1">
          <table:table-cell table:formula="of:=[.A20]+[.A$4]" office:value-type="float" office:value="150" calcext:value-type="float">
            <text:p>150</text:p>
          </table:table-cell>
          <table:table-cell table:formula="of:=[.B$4]*SIN([.A21]*PI()/180)" office:value-type="float" office:value="0.5" calcext:value-type="float">
            <text:p>0.500000</text:p>
          </table:table-cell>
          <table:table-cell table:formula="of:=([.B21]+[.C$4])*([.B21]+[.C$4])" office:value-type="float" office:value="2.25" calcext:value-type="float">
            <text:p>2.25000</text:p>
          </table:table-cell>
          <table:table-cell table:formula="of:=[.B21]*[.B21]" office:value-type="float" office:value="0.25" calcext:value-type="float">
            <text:p>0.25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1]" office:value-type="float" office:value="1" calcext:value-type="float">
            <text:p>1.00000</text:p>
          </table:table-cell>
          <table:table-cell table:formula="of:=[.D21]" office:value-type="float" office:value="0.25" calcext:value-type="float">
            <text:p>0.25000</text:p>
          </table:table-cell>
          <table:table-cell table:formula="of:=[.Q21]+[.P21]+[.O21]" office:value-type="float" office:value="2.25" calcext:value-type="float">
            <text:p>2.25000</text:p>
          </table:table-cell>
        </table:table-row>
        <table:table-row table:style-name="ro1">
          <table:table-cell table:formula="of:=[.A21]+[.A$4]" office:value-type="float" office:value="160" calcext:value-type="float">
            <text:p>160</text:p>
          </table:table-cell>
          <table:table-cell table:formula="of:=[.B$4]*SIN([.A22]*PI()/180)" office:value-type="float" office:value="0.342020143325669" calcext:value-type="float">
            <text:p>0.342020</text:p>
          </table:table-cell>
          <table:table-cell table:formula="of:=([.B22]+[.C$4])*([.B22]+[.C$4])" office:value-type="float" office:value="1.80101806509185" calcext:value-type="float">
            <text:p>1.80102</text:p>
          </table:table-cell>
          <table:table-cell table:formula="of:=[.B22]*[.B22]" office:value-type="float" office:value="0.116977778440511" calcext:value-type="float">
            <text:p>0.11698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2]" office:value-type="float" office:value="0.684040286651338" calcext:value-type="float">
            <text:p>0.68404</text:p>
          </table:table-cell>
          <table:table-cell table:formula="of:=[.D22]" office:value-type="float" office:value="0.116977778440511" calcext:value-type="float">
            <text:p>0.11698</text:p>
          </table:table-cell>
          <table:table-cell table:formula="of:=[.Q22]+[.P22]+[.O22]" office:value-type="float" office:value="1.80101806509185" calcext:value-type="float">
            <text:p>1.80102</text:p>
          </table:table-cell>
        </table:table-row>
        <table:table-row table:style-name="ro1">
          <table:table-cell table:formula="of:=[.A22]+[.A$4]" office:value-type="float" office:value="170" calcext:value-type="float">
            <text:p>170</text:p>
          </table:table-cell>
          <table:table-cell table:formula="of:=[.B$4]*SIN([.A23]*PI()/180)" office:value-type="float" office:value="0.17364817766693" calcext:value-type="float">
            <text:p>0.173648</text:p>
          </table:table-cell>
          <table:table-cell table:formula="of:=([.B23]+[.C$4])*([.B23]+[.C$4])" office:value-type="float" office:value="1.37745004494091" calcext:value-type="float">
            <text:p>1.37745</text:p>
          </table:table-cell>
          <table:table-cell table:formula="of:=[.B23]*[.B23]" office:value-type="float" office:value="0.0301536896070458" calcext:value-type="float">
            <text:p>0.03015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3]" office:value-type="float" office:value="0.347296355333861" calcext:value-type="float">
            <text:p>0.34730</text:p>
          </table:table-cell>
          <table:table-cell table:formula="of:=[.D23]" office:value-type="float" office:value="0.0301536896070458" calcext:value-type="float">
            <text:p>0.03015</text:p>
          </table:table-cell>
          <table:table-cell table:formula="of:=[.Q23]+[.P23]+[.O23]" office:value-type="float" office:value="1.37745004494091" calcext:value-type="float">
            <text:p>1.37745</text:p>
          </table:table-cell>
        </table:table-row>
        <table:table-row table:style-name="ro1">
          <table:table-cell table:formula="of:=[.A23]+[.A$4]" office:value-type="float" office:value="180" calcext:value-type="float">
            <text:p>180</text:p>
          </table:table-cell>
          <table:table-cell table:formula="of:=[.B$4]*SIN([.A24]*PI()/180)" office:value-type="float" office:value="1.22464679914735E-016" calcext:value-type="float">
            <text:p>0.000000</text:p>
          </table:table-cell>
          <table:table-cell table:formula="of:=([.B24]+[.C$4])*([.B24]+[.C$4])" office:value-type="float" office:value="1" calcext:value-type="float">
            <text:p>1.00000</text:p>
          </table:table-cell>
          <table:table-cell table:formula="of:=[.B24]*[.B24]" office:value-type="float" office:value="1.49975978266186E-032" calcext:value-type="float">
            <text:p>0.00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4]" office:value-type="float" office:value="2.44929359829471E-016" calcext:value-type="float">
            <text:p>0.00000</text:p>
          </table:table-cell>
          <table:table-cell table:formula="of:=[.D24]" office:value-type="float" office:value="1.49975978266186E-032" calcext:value-type="float">
            <text:p>0.00000</text:p>
          </table:table-cell>
          <table:table-cell table:formula="of:=[.Q24]+[.P24]+[.O24]" office:value-type="float" office:value="1" calcext:value-type="float">
            <text:p>1.00000</text:p>
          </table:table-cell>
        </table:table-row>
        <table:table-row table:style-name="ro1">
          <table:table-cell table:formula="of:=[.A24]+[.A$4]" office:value-type="float" office:value="190" calcext:value-type="float">
            <text:p>190</text:p>
          </table:table-cell>
          <table:table-cell table:formula="of:=[.B$4]*SIN([.A25]*PI()/180)" office:value-type="float" office:value="-0.17364817766693" calcext:value-type="float">
            <text:p>-0.173648</text:p>
          </table:table-cell>
          <table:table-cell table:formula="of:=([.B25]+[.C$4])*([.B25]+[.C$4])" office:value-type="float" office:value="0.682857334273185" calcext:value-type="float">
            <text:p>0.68286</text:p>
          </table:table-cell>
          <table:table-cell table:formula="of:=[.B25]*[.B25]" office:value-type="float" office:value="0.0301536896070458" calcext:value-type="float">
            <text:p>0.03015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5]" office:value-type="float" office:value="-0.347296355333861" calcext:value-type="float">
            <text:p>-0.34730</text:p>
          </table:table-cell>
          <table:table-cell table:formula="of:=[.D25]" office:value-type="float" office:value="0.0301536896070458" calcext:value-type="float">
            <text:p>0.03015</text:p>
          </table:table-cell>
          <table:table-cell table:formula="of:=[.Q25]+[.P25]+[.O25]" office:value-type="float" office:value="0.682857334273185" calcext:value-type="float">
            <text:p>0.68286</text:p>
          </table:table-cell>
        </table:table-row>
        <table:table-row table:style-name="ro1">
          <table:table-cell table:formula="of:=[.A25]+[.A$4]" office:value-type="float" office:value="200" calcext:value-type="float">
            <text:p>200</text:p>
          </table:table-cell>
          <table:table-cell table:formula="of:=[.B$4]*SIN([.A26]*PI()/180)" office:value-type="float" office:value="-0.342020143325669" calcext:value-type="float">
            <text:p>-0.342020</text:p>
          </table:table-cell>
          <table:table-cell table:formula="of:=([.B26]+[.C$4])*([.B26]+[.C$4])" office:value-type="float" office:value="0.432937491789174" calcext:value-type="float">
            <text:p>0.43294</text:p>
          </table:table-cell>
          <table:table-cell table:formula="of:=[.B26]*[.B26]" office:value-type="float" office:value="0.116977778440511" calcext:value-type="float">
            <text:p>0.11698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6]" office:value-type="float" office:value="-0.684040286651337" calcext:value-type="float">
            <text:p>-0.68404</text:p>
          </table:table-cell>
          <table:table-cell table:formula="of:=[.D26]" office:value-type="float" office:value="0.116977778440511" calcext:value-type="float">
            <text:p>0.11698</text:p>
          </table:table-cell>
          <table:table-cell table:formula="of:=[.Q26]+[.P26]+[.O26]" office:value-type="float" office:value="0.432937491789174" calcext:value-type="float">
            <text:p>0.43294</text:p>
          </table:table-cell>
        </table:table-row>
        <table:table-row table:style-name="ro1">
          <table:table-cell table:formula="of:=[.A26]+[.A$4]" office:value-type="float" office:value="210" calcext:value-type="float">
            <text:p>210</text:p>
          </table:table-cell>
          <table:table-cell table:formula="of:=[.B$4]*SIN([.A27]*PI()/180)" office:value-type="float" office:value="-0.5" calcext:value-type="float">
            <text:p>-0.500000</text:p>
          </table:table-cell>
          <table:table-cell table:formula="of:=([.B27]+[.C$4])*([.B27]+[.C$4])" office:value-type="float" office:value="0.25" calcext:value-type="float">
            <text:p>0.25000</text:p>
          </table:table-cell>
          <table:table-cell table:formula="of:=[.B27]*[.B27]" office:value-type="float" office:value="0.25" calcext:value-type="float">
            <text:p>0.25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7]" office:value-type="float" office:value="-1" calcext:value-type="float">
            <text:p>-1.00000</text:p>
          </table:table-cell>
          <table:table-cell table:formula="of:=[.D27]" office:value-type="float" office:value="0.25" calcext:value-type="float">
            <text:p>0.25000</text:p>
          </table:table-cell>
          <table:table-cell table:formula="of:=[.Q27]+[.P27]+[.O27]" office:value-type="float" office:value="0.25" calcext:value-type="float">
            <text:p>0.25000</text:p>
          </table:table-cell>
        </table:table-row>
        <table:table-row table:style-name="ro1">
          <table:table-cell table:formula="of:=[.A27]+[.A$4]" office:value-type="float" office:value="220" calcext:value-type="float">
            <text:p>220</text:p>
          </table:table-cell>
          <table:table-cell table:formula="of:=[.B$4]*SIN([.A28]*PI()/180)" office:value-type="float" office:value="-0.642787609686539" calcext:value-type="float">
            <text:p>-0.642788</text:p>
          </table:table-cell>
          <table:table-cell table:formula="of:=([.B28]+[.C$4])*([.B28]+[.C$4])" office:value-type="float" office:value="0.127600691793456" calcext:value-type="float">
            <text:p>0.12760</text:p>
          </table:table-cell>
          <table:table-cell table:formula="of:=[.B28]*[.B28]" office:value-type="float" office:value="0.413175911166535" calcext:value-type="float">
            <text:p>0.41318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8]" office:value-type="float" office:value="-1.28557521937308" calcext:value-type="float">
            <text:p>-1.28558</text:p>
          </table:table-cell>
          <table:table-cell table:formula="of:=[.D28]" office:value-type="float" office:value="0.413175911166535" calcext:value-type="float">
            <text:p>0.41318</text:p>
          </table:table-cell>
          <table:table-cell table:formula="of:=[.Q28]+[.P28]+[.O28]" office:value-type="float" office:value="0.127600691793456" calcext:value-type="float">
            <text:p>0.12760</text:p>
          </table:table-cell>
        </table:table-row>
        <table:table-row table:style-name="ro1">
          <table:table-cell table:formula="of:=[.A28]+[.A$4]" office:value-type="float" office:value="230" calcext:value-type="float">
            <text:p>230</text:p>
          </table:table-cell>
          <table:table-cell table:formula="of:=[.B$4]*SIN([.A29]*PI()/180)" office:value-type="float" office:value="-0.766044443118978" calcext:value-type="float">
            <text:p>-0.766044</text:p>
          </table:table-cell>
          <table:table-cell table:formula="of:=([.B29]+[.C$4])*([.B29]+[.C$4])" office:value-type="float" office:value="0.0547352025955092" calcext:value-type="float">
            <text:p>0.05474</text:p>
          </table:table-cell>
          <table:table-cell table:formula="of:=[.B29]*[.B29]" office:value-type="float" office:value="0.586824088833465" calcext:value-type="float">
            <text:p>0.58682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29]" office:value-type="float" office:value="-1.53208888623796" calcext:value-type="float">
            <text:p>-1.53209</text:p>
          </table:table-cell>
          <table:table-cell table:formula="of:=[.D29]" office:value-type="float" office:value="0.586824088833465" calcext:value-type="float">
            <text:p>0.58682</text:p>
          </table:table-cell>
          <table:table-cell table:formula="of:=[.Q29]+[.P29]+[.O29]" office:value-type="float" office:value="0.0547352025955091" calcext:value-type="float">
            <text:p>0.05474</text:p>
          </table:table-cell>
        </table:table-row>
        <table:table-row table:style-name="ro1">
          <table:table-cell table:formula="of:=[.A29]+[.A$4]" office:value-type="float" office:value="240" calcext:value-type="float">
            <text:p>240</text:p>
          </table:table-cell>
          <table:table-cell table:formula="of:=[.B$4]*SIN([.A30]*PI()/180)" office:value-type="float" office:value="-0.866025403784438" calcext:value-type="float">
            <text:p>-0.866025</text:p>
          </table:table-cell>
          <table:table-cell table:formula="of:=([.B30]+[.C$4])*([.B30]+[.C$4])" office:value-type="float" office:value="0.0179491924311228" calcext:value-type="float">
            <text:p>0.01795</text:p>
          </table:table-cell>
          <table:table-cell table:formula="of:=[.B30]*[.B30]" office:value-type="float" office:value="0.75" calcext:value-type="float">
            <text:p>0.75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0]" office:value-type="float" office:value="-1.73205080756888" calcext:value-type="float">
            <text:p>-1.73205</text:p>
          </table:table-cell>
          <table:table-cell table:formula="of:=[.D30]" office:value-type="float" office:value="0.75" calcext:value-type="float">
            <text:p>0.75000</text:p>
          </table:table-cell>
          <table:table-cell table:formula="of:=[.Q30]+[.P30]+[.O30]" office:value-type="float" office:value="0.0179491924311228" calcext:value-type="float">
            <text:p>0.01795</text:p>
          </table:table-cell>
        </table:table-row>
        <table:table-row table:style-name="ro1">
          <table:table-cell table:formula="of:=[.A30]+[.A$4]" office:value-type="float" office:value="250" calcext:value-type="float">
            <text:p>250</text:p>
          </table:table-cell>
          <table:table-cell table:formula="of:=[.B$4]*SIN([.A31]*PI()/180)" office:value-type="float" office:value="-0.939692620785908" calcext:value-type="float">
            <text:p>-0.939693</text:p>
          </table:table-cell>
          <table:table-cell table:formula="of:=([.B31]+[.C$4])*([.B31]+[.C$4])" office:value-type="float" office:value="0.00363697998767227" calcext:value-type="float">
            <text:p>0.00364</text:p>
          </table:table-cell>
          <table:table-cell table:formula="of:=[.B31]*[.B31]" office:value-type="float" office:value="0.883022221559489" calcext:value-type="float">
            <text:p>0.88302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1]" office:value-type="float" office:value="-1.87938524157182" calcext:value-type="float">
            <text:p>-1.87939</text:p>
          </table:table-cell>
          <table:table-cell table:formula="of:=[.D31]" office:value-type="float" office:value="0.883022221559489" calcext:value-type="float">
            <text:p>0.88302</text:p>
          </table:table-cell>
          <table:table-cell table:formula="of:=[.Q31]+[.P31]+[.O31]" office:value-type="float" office:value="0.00363697998767232" calcext:value-type="float">
            <text:p>0.00364</text:p>
          </table:table-cell>
        </table:table-row>
        <table:table-row table:style-name="ro1">
          <table:table-cell table:formula="of:=[.A31]+[.A$4]" office:value-type="float" office:value="260" calcext:value-type="float">
            <text:p>260</text:p>
          </table:table-cell>
          <table:table-cell table:formula="of:=[.B$4]*SIN([.A32]*PI()/180)" office:value-type="float" office:value="-0.984807753012208" calcext:value-type="float">
            <text:p>-0.984808</text:p>
          </table:table-cell>
          <table:table-cell table:formula="of:=([.B32]+[.C$4])*([.B32]+[.C$4])" office:value-type="float" office:value="0.000230804368538074" calcext:value-type="float">
            <text:p>0.00023</text:p>
          </table:table-cell>
          <table:table-cell table:formula="of:=[.B32]*[.B32]" office:value-type="float" office:value="0.969846310392954" calcext:value-type="float">
            <text:p>0.96985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2]" office:value-type="float" office:value="-1.96961550602442" calcext:value-type="float">
            <text:p>-1.96962</text:p>
          </table:table-cell>
          <table:table-cell table:formula="of:=[.D32]" office:value-type="float" office:value="0.969846310392954" calcext:value-type="float">
            <text:p>0.96985</text:p>
          </table:table-cell>
          <table:table-cell table:formula="of:=[.Q32]+[.P32]+[.O32]" office:value-type="float" office:value="0.000230804368538062" calcext:value-type="float">
            <text:p>0.00023</text:p>
          </table:table-cell>
        </table:table-row>
        <table:table-row table:style-name="ro1">
          <table:table-cell table:formula="of:=[.A32]+[.A$4]" office:value-type="float" office:value="270" calcext:value-type="float">
            <text:p>270</text:p>
          </table:table-cell>
          <table:table-cell table:formula="of:=[.B$4]*SIN([.A33]*PI()/180)" office:value-type="float" office:value="-1" calcext:value-type="float">
            <text:p>-1.000000</text:p>
          </table:table-cell>
          <table:table-cell table:formula="of:=([.B33]+[.C$4])*([.B33]+[.C$4])" office:value-type="float" office:value="0" calcext:value-type="float">
            <text:p>0.00000</text:p>
          </table:table-cell>
          <table:table-cell table:formula="of:=[.B33]*[.B33]" office:value-type="float" office:value="1" calcext:value-type="float">
            <text:p>1.00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3]" office:value-type="float" office:value="-2" calcext:value-type="float">
            <text:p>-2.00000</text:p>
          </table:table-cell>
          <table:table-cell table:formula="of:=[.D33]" office:value-type="float" office:value="1" calcext:value-type="float">
            <text:p>1.00000</text:p>
          </table:table-cell>
          <table:table-cell table:formula="of:=[.Q33]+[.P33]+[.O33]" office:value-type="float" office:value="0" calcext:value-type="float">
            <text:p>0.00000</text:p>
          </table:table-cell>
        </table:table-row>
        <table:table-row table:style-name="ro1">
          <table:table-cell table:formula="of:=[.A33]+[.A$4]" office:value-type="float" office:value="280" calcext:value-type="float">
            <text:p>280</text:p>
          </table:table-cell>
          <table:table-cell table:formula="of:=[.B$4]*SIN([.A34]*PI()/180)" office:value-type="float" office:value="-0.984807753012208" calcext:value-type="float">
            <text:p>-0.984808</text:p>
          </table:table-cell>
          <table:table-cell table:formula="of:=([.B34]+[.C$4])*([.B34]+[.C$4])" office:value-type="float" office:value="0.000230804368538071" calcext:value-type="float">
            <text:p>0.00023</text:p>
          </table:table-cell>
          <table:table-cell table:formula="of:=[.B34]*[.B34]" office:value-type="float" office:value="0.969846310392954" calcext:value-type="float">
            <text:p>0.96985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4]" office:value-type="float" office:value="-1.96961550602442" calcext:value-type="float">
            <text:p>-1.96962</text:p>
          </table:table-cell>
          <table:table-cell table:formula="of:=[.D34]" office:value-type="float" office:value="0.969846310392954" calcext:value-type="float">
            <text:p>0.96985</text:p>
          </table:table-cell>
          <table:table-cell table:formula="of:=[.Q34]+[.P34]+[.O34]" office:value-type="float" office:value="0.000230804368538062" calcext:value-type="float">
            <text:p>0.00023</text:p>
          </table:table-cell>
        </table:table-row>
        <table:table-row table:style-name="ro1">
          <table:table-cell table:formula="of:=[.A34]+[.A$4]" office:value-type="float" office:value="290" calcext:value-type="float">
            <text:p>290</text:p>
          </table:table-cell>
          <table:table-cell table:formula="of:=[.B$4]*SIN([.A35]*PI()/180)" office:value-type="float" office:value="-0.939692620785909" calcext:value-type="float">
            <text:p>-0.939693</text:p>
          </table:table-cell>
          <table:table-cell table:formula="of:=([.B35]+[.C$4])*([.B35]+[.C$4])" office:value-type="float" office:value="0.00363697998767223" calcext:value-type="float">
            <text:p>0.00364</text:p>
          </table:table-cell>
          <table:table-cell table:formula="of:=[.B35]*[.B35]" office:value-type="float" office:value="0.883022221559489" calcext:value-type="float">
            <text:p>0.88302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5]" office:value-type="float" office:value="-1.87938524157182" calcext:value-type="float">
            <text:p>-1.87939</text:p>
          </table:table-cell>
          <table:table-cell table:formula="of:=[.D35]" office:value-type="float" office:value="0.883022221559489" calcext:value-type="float">
            <text:p>0.88302</text:p>
          </table:table-cell>
          <table:table-cell table:formula="of:=[.Q35]+[.P35]+[.O35]" office:value-type="float" office:value="0.00363697998767221" calcext:value-type="float">
            <text:p>0.00364</text:p>
          </table:table-cell>
        </table:table-row>
        <table:table-row table:style-name="ro1">
          <table:table-cell table:formula="of:=[.A35]+[.A$4]" office:value-type="float" office:value="300" calcext:value-type="float">
            <text:p>300</text:p>
          </table:table-cell>
          <table:table-cell table:formula="of:=[.B$4]*SIN([.A36]*PI()/180)" office:value-type="float" office:value="-0.866025403784439" calcext:value-type="float">
            <text:p>-0.866025</text:p>
          </table:table-cell>
          <table:table-cell table:formula="of:=([.B36]+[.C$4])*([.B36]+[.C$4])" office:value-type="float" office:value="0.0179491924311227" calcext:value-type="float">
            <text:p>0.01795</text:p>
          </table:table-cell>
          <table:table-cell table:formula="of:=[.B36]*[.B36]" office:value-type="float" office:value="0.75" calcext:value-type="float">
            <text:p>0.75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6]" office:value-type="float" office:value="-1.73205080756888" calcext:value-type="float">
            <text:p>-1.73205</text:p>
          </table:table-cell>
          <table:table-cell table:formula="of:=[.D36]" office:value-type="float" office:value="0.75" calcext:value-type="float">
            <text:p>0.75000</text:p>
          </table:table-cell>
          <table:table-cell table:formula="of:=[.Q36]+[.P36]+[.O36]" office:value-type="float" office:value="0.0179491924311227" calcext:value-type="float">
            <text:p>0.01795</text:p>
          </table:table-cell>
        </table:table-row>
        <table:table-row table:style-name="ro1">
          <table:table-cell table:formula="of:=[.A36]+[.A$4]" office:value-type="float" office:value="310" calcext:value-type="float">
            <text:p>310</text:p>
          </table:table-cell>
          <table:table-cell table:formula="of:=[.B$4]*SIN([.A37]*PI()/180)" office:value-type="float" office:value="-0.766044443118978" calcext:value-type="float">
            <text:p>-0.766044</text:p>
          </table:table-cell>
          <table:table-cell table:formula="of:=([.B37]+[.C$4])*([.B37]+[.C$4])" office:value-type="float" office:value="0.0547352025955091" calcext:value-type="float">
            <text:p>0.05474</text:p>
          </table:table-cell>
          <table:table-cell table:formula="of:=[.B37]*[.B37]" office:value-type="float" office:value="0.586824088833465" calcext:value-type="float">
            <text:p>0.58682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7]" office:value-type="float" office:value="-1.53208888623796" calcext:value-type="float">
            <text:p>-1.53209</text:p>
          </table:table-cell>
          <table:table-cell table:formula="of:=[.D37]" office:value-type="float" office:value="0.586824088833465" calcext:value-type="float">
            <text:p>0.58682</text:p>
          </table:table-cell>
          <table:table-cell table:formula="of:=[.Q37]+[.P37]+[.O37]" office:value-type="float" office:value="0.054735202595509" calcext:value-type="float">
            <text:p>0.05474</text:p>
          </table:table-cell>
        </table:table-row>
        <table:table-row table:style-name="ro1">
          <table:table-cell table:formula="of:=[.A37]+[.A$4]" office:value-type="float" office:value="320" calcext:value-type="float">
            <text:p>320</text:p>
          </table:table-cell>
          <table:table-cell table:formula="of:=[.B$4]*SIN([.A38]*PI()/180)" office:value-type="float" office:value="-0.64278760968654" calcext:value-type="float">
            <text:p>-0.642788</text:p>
          </table:table-cell>
          <table:table-cell table:formula="of:=([.B38]+[.C$4])*([.B38]+[.C$4])" office:value-type="float" office:value="0.127600691793456" calcext:value-type="float">
            <text:p>0.12760</text:p>
          </table:table-cell>
          <table:table-cell table:formula="of:=[.B38]*[.B38]" office:value-type="float" office:value="0.413175911166535" calcext:value-type="float">
            <text:p>0.41318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8]" office:value-type="float" office:value="-1.28557521937308" calcext:value-type="float">
            <text:p>-1.28558</text:p>
          </table:table-cell>
          <table:table-cell table:formula="of:=[.D38]" office:value-type="float" office:value="0.413175911166535" calcext:value-type="float">
            <text:p>0.41318</text:p>
          </table:table-cell>
          <table:table-cell table:formula="of:=[.Q38]+[.P38]+[.O38]" office:value-type="float" office:value="0.127600691793456" calcext:value-type="float">
            <text:p>0.12760</text:p>
          </table:table-cell>
        </table:table-row>
        <table:table-row table:style-name="ro1">
          <table:table-cell table:formula="of:=[.A38]+[.A$4]" office:value-type="float" office:value="330" calcext:value-type="float">
            <text:p>330</text:p>
          </table:table-cell>
          <table:table-cell table:formula="of:=[.B$4]*SIN([.A39]*PI()/180)" office:value-type="float" office:value="-0.5" calcext:value-type="float">
            <text:p>-0.500000</text:p>
          </table:table-cell>
          <table:table-cell table:formula="of:=([.B39]+[.C$4])*([.B39]+[.C$4])" office:value-type="float" office:value="0.25" calcext:value-type="float">
            <text:p>0.25000</text:p>
          </table:table-cell>
          <table:table-cell table:formula="of:=[.B39]*[.B39]" office:value-type="float" office:value="0.25" calcext:value-type="float">
            <text:p>0.25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39]" office:value-type="float" office:value="-1" calcext:value-type="float">
            <text:p>-1.00000</text:p>
          </table:table-cell>
          <table:table-cell table:formula="of:=[.D39]" office:value-type="float" office:value="0.25" calcext:value-type="float">
            <text:p>0.25000</text:p>
          </table:table-cell>
          <table:table-cell table:formula="of:=[.Q39]+[.P39]+[.O39]" office:value-type="float" office:value="0.25" calcext:value-type="float">
            <text:p>0.25000</text:p>
          </table:table-cell>
        </table:table-row>
        <table:table-row table:style-name="ro1">
          <table:table-cell table:formula="of:=[.A39]+[.A$4]" office:value-type="float" office:value="340" calcext:value-type="float">
            <text:p>340</text:p>
          </table:table-cell>
          <table:table-cell table:formula="of:=[.B$4]*SIN([.A40]*PI()/180)" office:value-type="float" office:value="-0.342020143325669" calcext:value-type="float">
            <text:p>-0.342020</text:p>
          </table:table-cell>
          <table:table-cell table:formula="of:=([.B40]+[.C$4])*([.B40]+[.C$4])" office:value-type="float" office:value="0.432937491789174" calcext:value-type="float">
            <text:p>0.43294</text:p>
          </table:table-cell>
          <table:table-cell table:formula="of:=[.B40]*[.B40]" office:value-type="float" office:value="0.116977778440511" calcext:value-type="float">
            <text:p>0.11698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40]" office:value-type="float" office:value="-0.684040286651337" calcext:value-type="float">
            <text:p>-0.68404</text:p>
          </table:table-cell>
          <table:table-cell table:formula="of:=[.D40]" office:value-type="float" office:value="0.116977778440511" calcext:value-type="float">
            <text:p>0.11698</text:p>
          </table:table-cell>
          <table:table-cell table:formula="of:=[.Q40]+[.P40]+[.O40]" office:value-type="float" office:value="0.432937491789174" calcext:value-type="float">
            <text:p>0.43294</text:p>
          </table:table-cell>
        </table:table-row>
        <table:table-row table:style-name="ro1">
          <table:table-cell table:formula="of:=[.A40]+[.A$4]" office:value-type="float" office:value="350" calcext:value-type="float">
            <text:p>350</text:p>
          </table:table-cell>
          <table:table-cell table:formula="of:=[.B$4]*SIN([.A41]*PI()/180)" office:value-type="float" office:value="-0.173648177666931" calcext:value-type="float">
            <text:p>-0.173648</text:p>
          </table:table-cell>
          <table:table-cell table:formula="of:=([.B41]+[.C$4])*([.B41]+[.C$4])" office:value-type="float" office:value="0.682857334273183" calcext:value-type="float">
            <text:p>0.68286</text:p>
          </table:table-cell>
          <table:table-cell table:formula="of:=[.B41]*[.B41]" office:value-type="float" office:value="0.0301536896070461" calcext:value-type="float">
            <text:p>0.03015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41]" office:value-type="float" office:value="-0.347296355333863" calcext:value-type="float">
            <text:p>-0.34730</text:p>
          </table:table-cell>
          <table:table-cell table:formula="of:=[.D41]" office:value-type="float" office:value="0.0301536896070461" calcext:value-type="float">
            <text:p>0.03015</text:p>
          </table:table-cell>
          <table:table-cell table:formula="of:=[.Q41]+[.P41]+[.O41]" office:value-type="float" office:value="0.682857334273184" calcext:value-type="float">
            <text:p>0.68286</text:p>
          </table:table-cell>
        </table:table-row>
        <table:table-row table:style-name="ro1">
          <table:table-cell table:formula="of:=[.A41]+[.A$4]" office:value-type="float" office:value="360" calcext:value-type="float">
            <text:p>360</text:p>
          </table:table-cell>
          <table:table-cell table:formula="of:=[.B$4]*SIN([.A42]*PI()/180)" office:value-type="float" office:value="-2.44929359829471E-016" calcext:value-type="float">
            <text:p>0.000000</text:p>
          </table:table-cell>
          <table:table-cell table:formula="of:=([.B42]+[.C$4])*([.B42]+[.C$4])" office:value-type="float" office:value="1" calcext:value-type="float">
            <text:p>1.00000</text:p>
          </table:table-cell>
          <table:table-cell table:formula="of:=[.B42]*[.B42]" office:value-type="float" office:value="5.99903913064743E-032" calcext:value-type="float">
            <text:p>0.00000</text:p>
          </table:table-cell>
          <table:table-cell table:number-columns-repeated="10"/>
          <table:table-cell table:formula="of:=[.C$4]*[.C$4]" office:value-type="float" office:value="1" calcext:value-type="float">
            <text:p>1</text:p>
          </table:table-cell>
          <table:table-cell table:formula="of:=2*[.C$4]*[.B$4]*[.B42]" office:value-type="float" office:value="-4.89858719658941E-016" calcext:value-type="float">
            <text:p>0.00000</text:p>
          </table:table-cell>
          <table:table-cell table:formula="of:=[.D42]" office:value-type="float" office:value="5.99903913064743E-032" calcext:value-type="float">
            <text:p>0.00000</text:p>
          </table:table-cell>
          <table:table-cell table:formula="of:=[.Q42]+[.P42]+[.O42]" office:value-type="float" office:value="1" calcext:value-type="float">
            <text:p>1.0000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1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Default" table:formula="of:=SUM([.B6:.B42])" office:value-type="float" office:value="7.49400541621981E-016" calcext:value-type="float">
            <text:p>7.49400541621981E-16</text:p>
          </table:table-cell>
          <table:table-cell table:style-name="Default" table:formula="of:=SUM([.C6:.C42])" office:value-type="float" office:value="55" calcext:value-type="float">
            <text:p>55</text:p>
          </table:table-cell>
          <table:table-cell table:style-name="Default" table:formula="of:=SUM([.D6:.D42])" office:value-type="float" office:value="18" calcext:value-type="float">
            <text:p>18</text:p>
          </table:table-cell>
          <table:table-cell table:number-columns-repeated="11"/>
          <table:table-cell table:style-name="Default" table:number-columns-repeated="2"/>
          <table:table-cell table:style-name="Default" table:formula="of:=SUM([.R6:.R42])"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1" office:value-type="string" calcext:value-type="string">
            <text:p>37*A^2</text:p>
          </table:table-cell>
          <table:table-cell table:style-name="Default" table:formula="of:=[.C4]*[.C4]*37" office:value-type="float" office:value="37" calcext:value-type="float">
            <text:p>37</text:p>
          </table:table-cell>
          <table:table-cell table:style-name="Default"/>
          <table:table-cell table:number-columns-repeated="11"/>
          <table:table-cell table:style-name="Default" table:number-columns-repeated="2"/>
          <table:table-cell table:style-name="Default" table:formula="of:=[.C4]*[.C4]*37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1" office:value-type="string" calcext:value-type="string">
            <text:p>Net</text:p>
          </table:table-cell>
          <table:table-cell table:style-name="Default" table:formula="of:=[.C44]-[.C45]" office:value-type="float" office:value="18" calcext:value-type="float">
            <text:p>18</text:p>
          </table:table-cell>
          <table:table-cell table:style-name="Default" table:formula="of:=[.D44]" office:value-type="float" office:value="18" calcext:value-type="float">
            <text:p>18</text:p>
          </table:table-cell>
          <table:table-cell table:number-columns-repeated="11"/>
          <table:table-cell table:style-name="Default" table:number-columns-repeated="2"/>
          <table:table-cell table:formula="of:=[.R44]-[.R45]" office:value-type="float" office:value="18" calcext:value-type="float">
            <text:p>18.00000</text:p>
          </table:table-cell>
        </table:table-row>
        <table:table-row table:style-name="ro1">
          <table:table-cell/>
          <table:table-cell table:style-name="Default"/>
          <table:table-cell table:formula="of:=SQRT([.C46])" office:value-type="float" office:value="4.24264068711929" calcext:value-type="float">
            <text:p>4.24264</text:p>
          </table:table-cell>
          <table:table-cell table:formula="of:=SQRT([.D46])" office:value-type="float" office:value="4.24264068711929" calcext:value-type="float">
            <text:p>4.24264</text:p>
          </table:table-cell>
          <table:table-cell table:number-columns-repeated="11"/>
          <table:table-cell table:style-name="Default" table:number-columns-repeated="2"/>
          <table:table-cell table:formula="of:=SQRT([.R46])" office:value-type="float" office:value="4.24264068711929" calcext:value-type="float">
            <text:p>4.24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3">00/00/0000</text:date>, <text:time style:data-style-name="N2" text:time-value="12:33:32.531902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2T12:33:45.489062200</meta:creation-date>
    <meta:editing-duration>PT7H39M26S</meta:editing-duration>
    <meta:editing-cycles>7</meta:editing-cycles>
    <meta:generator>LibreOffice/5.1.6.2$Linux_X86_64 LibreOffice_project/10m0$Build-2</meta:generator>
    <dc:date>2023-11-13T11:28:07.255715577</dc:date>
    <meta:document-statistic meta:table-count="1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45cm" xlink:href=".." xlink:type="simple" chart:class="chart:line" chart:style-name="ch1">
        <chart:legend chart:legend-position="end" svg:x="13.148cm" svg:y="5.675cm" style:legend-expansion="high" chart:style-name="ch2"/>
        <chart:plot-area chart:style-name="ch3" table:cell-range-address="Sheet1.B6:Sheet1.D42" svg:x="0.32cm" svg:y="0.258cm" svg:width="12.508cm" svg:height="12.429cm">
          <chartooo:coordinate-region svg:x="1.894cm" svg:y="0.457cm" svg:width="10.795cm" svg:height="12.0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42" chart:class="chart:line">
            <chart:data-point chart:repeated="37"/>
          </chart:series>
          <chart:series chart:style-name="ch8" chart:values-cell-range-address="Sheet1.C6:Sheet1.C42" chart:class="chart:line">
            <chart:data-point chart:repeated="37"/>
          </chart:series>
          <chart:series chart:style-name="ch9" chart:values-cell-range-address="Sheet1.D6:Sheet1.D42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42</svg:desc>
                </draw:g>
              </table:table-cell>
              <table:table-cell office:value-type="float" office:value="1">
                <text:p>1</text:p>
                <draw:g>
                  <svg:desc>Sheet1.C6:Sheet1.C42</svg:desc>
                </draw:g>
              </table:table-cell>
              <table:table-cell office:value-type="float" office:value="0">
                <text:p>0</text:p>
                <draw:g>
                  <svg:desc>Sheet1.D6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1.37745004494091">
                <text:p>1.37745004494091</text:p>
              </table:table-cell>
              <table:table-cell office:value-type="float" office:value="0.0301536896070458">
                <text:p>0.0301536896070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1.80101806509185">
                <text:p>1.80101806509185</text:p>
              </table:table-cell>
              <table:table-cell office:value-type="float" office:value="0.116977778440511">
                <text:p>0.116977778440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.25">
                <text:p>2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2.69875113053961">
                <text:p>2.69875113053961</text:p>
              </table:table-cell>
              <table:table-cell office:value-type="float" office:value="0.413175911166535">
                <text:p>0.413175911166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3.11891297507142">
                <text:p>3.11891297507142</text:p>
              </table:table-cell>
              <table:table-cell office:value-type="float" office:value="0.586824088833465">
                <text:p>0.586824088833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3.48205080756888">
                <text:p>3.4820508075688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3.76240746313131">
                <text:p>3.76240746313131</text:p>
              </table:table-cell>
              <table:table-cell office:value-type="float" office:value="0.883022221559489">
                <text:p>0.883022221559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3.93946181641737">
                <text:p>3.93946181641737</text:p>
              </table:table-cell>
              <table:table-cell office:value-type="float" office:value="0.969846310392954">
                <text:p>0.969846310392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3.93946181641737">
                <text:p>3.93946181641737</text:p>
              </table:table-cell>
              <table:table-cell office:value-type="float" office:value="0.969846310392954">
                <text:p>0.96984631039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3.76240746313131">
                <text:p>3.76240746313131</text:p>
              </table:table-cell>
              <table:table-cell office:value-type="float" office:value="0.883022221559489">
                <text:p>0.883022221559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3.48205080756888">
                <text:p>3.4820508075688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3.11891297507142">
                <text:p>3.11891297507142</text:p>
              </table:table-cell>
              <table:table-cell office:value-type="float" office:value="0.586824088833465">
                <text:p>0.586824088833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2.69875113053961">
                <text:p>2.69875113053961</text:p>
              </table:table-cell>
              <table:table-cell office:value-type="float" office:value="0.413175911166535">
                <text:p>0.41317591116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25">
                <text:p>2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1.80101806509185">
                <text:p>1.80101806509185</text:p>
              </table:table-cell>
              <table:table-cell office:value-type="float" office:value="0.116977778440511">
                <text:p>0.116977778440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1.37745004494091">
                <text:p>1.37745004494091</text:p>
              </table:table-cell>
              <table:table-cell office:value-type="float" office:value="0.0301536896070458">
                <text:p>0.0301536896070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1">
                <text:p>1</text:p>
              </table:table-cell>
              <table:table-cell office:value-type="float" office:value="1.49975978266186E-032">
                <text:p>1.49975978266186E-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682857334273185">
                <text:p>0.682857334273185</text:p>
              </table:table-cell>
              <table:table-cell office:value-type="float" office:value="0.0301536896070458">
                <text:p>0.0301536896070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432937491789174">
                <text:p>0.432937491789174</text:p>
              </table:table-cell>
              <table:table-cell office:value-type="float" office:value="0.116977778440511">
                <text:p>0.116977778440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127600691793456">
                <text:p>0.127600691793456</text:p>
              </table:table-cell>
              <table:table-cell office:value-type="float" office:value="0.413175911166535">
                <text:p>0.413175911166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0547352025955092">
                <text:p>0.0547352025955092</text:p>
              </table:table-cell>
              <table:table-cell office:value-type="float" office:value="0.586824088833465">
                <text:p>0.586824088833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0179491924311228">
                <text:p>0.017949192431122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00363697998767227">
                <text:p>0.00363697998767227</text:p>
              </table:table-cell>
              <table:table-cell office:value-type="float" office:value="0.883022221559489">
                <text:p>0.883022221559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000230804368538074">
                <text:p>0.000230804368538074</text:p>
              </table:table-cell>
              <table:table-cell office:value-type="float" office:value="0.969846310392954">
                <text:p>0.9698463103929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000230804368538071">
                <text:p>0.000230804368538071</text:p>
              </table:table-cell>
              <table:table-cell office:value-type="float" office:value="0.969846310392954">
                <text:p>0.969846310392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00363697998767223">
                <text:p>0.00363697998767223</text:p>
              </table:table-cell>
              <table:table-cell office:value-type="float" office:value="0.883022221559489">
                <text:p>0.8830222215594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0179491924311227">
                <text:p>0.017949192431122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0547352025955091">
                <text:p>0.0547352025955091</text:p>
              </table:table-cell>
              <table:table-cell office:value-type="float" office:value="0.586824088833465">
                <text:p>0.586824088833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0.127600691793456">
                <text:p>0.127600691793456</text:p>
              </table:table-cell>
              <table:table-cell office:value-type="float" office:value="0.413175911166535">
                <text:p>0.413175911166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432937491789174">
                <text:p>0.432937491789174</text:p>
              </table:table-cell>
              <table:table-cell office:value-type="float" office:value="0.116977778440511">
                <text:p>0.116977778440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0.682857334273183">
                <text:p>0.682857334273183</text:p>
              </table:table-cell>
              <table:table-cell office:value-type="float" office:value="0.0301536896070461">
                <text:p>0.0301536896070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1">
                <text:p>1</text:p>
              </table:table-cell>
              <table:table-cell office:value-type="float" office:value="5.99903913064743E-032">
                <text:p>5.99903913064743E-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